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FreeSans" officeooo:rsid="001c49c9" officeooo:paragraph-rsid="001c49c9"/>
    </style:style>
    <style:style style:name="P2" style:family="paragraph" style:parent-style-name="Text_20_body">
      <style:text-properties style:font-name="FreeSans" officeooo:rsid="001c6f34" officeooo:paragraph-rsid="001c6f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ewdriver : Q</text:p>
      <text:p text:style-name="P2">Schlumpf: W</text:p>
      <text:p text:style-name="P2">Orange Fizz: E</text:p>
      <text:p text:style-name="P2">Cool Russian: R</text:p>
      <text:p text:style-name="P2">Wodka Fizz: T</text:p>
      <text:p text:style-name="P2">Russischer Springer: Z</text:p>
      <text:p text:style-name="P2">Bitter Russian: U</text:p>
      <text:p text:style-name="P2">Daiquiri: I</text:p>
      <text:p text:style-name="P2">Mai Tai: O</text:p>
      <text:p text:style-name="P2">Pineapple Fizz: P</text:p>
      <text:p text:style-name="P2">Pina Colada: [</text:p>
      <text:p text:style-name="P2">Tom Collins: ]</text:p>
      <text:p text:style-name="P2">Gin Tonic: A</text:p>
      <text:p text:style-name="P2">Leberzirrhose: S</text:p>
      <text:p text:style-name="P2">Spaß im Glas: D</text:p>
      <text:p text:style-name="P2">Hotline Miami: F</text:p>
      <text:p text:style-name="P2">Swimming Pool: G</text:p>
      <text:p text:style-name="P2">Mana Potion: H</text:p>
      <text:p text:style-name="P2">The Cock Slapper: J</text:p>
      <text:p text:style-name="P2"/>
      <text:p text:style-name="P2">AF</text:p>
      <text:p text:style-name="P2">Spring Paradise: K</text:p>
      <text:p text:style-name="P2">Sweet Spring: L</text:p>
      <text:p text:style-name="P2">Stechmücke: ;</text:p>
      <text:p text:style-name="P2">Virgin Colada: ‘</text:p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8:24:48.862899004</meta:creation-date>
    <dc:date>2016-12-11T18:49:38.660199805</dc:date>
    <meta:editing-duration>PT16S</meta:editing-duration>
    <meta:editing-cycles>1</meta:editing-cycles>
    <meta:generator>LibreOffice/5.1.2.2$Linux_X86_64 LibreOffice_project/10m0$Build-2</meta:generator>
    <meta:document-statistic meta:table-count="0" meta:image-count="0" meta:object-count="0" meta:page-count="1" meta:paragraph-count="24" meta:word-count="68" meta:character-count="345" meta:non-whitespace-character-count="301"/>
  </office:meta>
</office:document-meta>
</file>